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9pt" style:font-size-asian="9pt" style:font-size-complex="9pt"/>
    </style:style>
    <style:style style:name="P2" style:family="paragraph" style:parent-style-name="Standard" style:list-style-name="L1">
      <style:text-properties style:font-name="Ubuntu" fo:font-size="9pt" style:font-size-asian="9pt" style:font-size-complex="9pt"/>
    </style:style>
    <style:style style:name="P3" style:family="paragraph" style:parent-style-name="Standard">
      <style:text-properties style:font-name="Ubuntu" fo:font-size="9pt" style:text-underline-style="solid" style:text-underline-width="auto" style:text-underline-color="font-color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PHP Restaurant Day 1</text:p>
      <text:p text:style-name="P1"/>
      <text:p text:style-name="P1"/>
      <text:p text:style-name="P1">Yasmina : en rdv</text:p>
      <text:list xml:id="list8096644693285477992" text:style-name="L1">
        <text:list-item>
          <text:p text:style-name="P2">S : Rattraper les infos d'hier</text:p>
        </text:list-item>
        <text:list-item>
          <text:p text:style-name="P2">E : -</text:p>
        </text:list-item>
        <text:list-item>
          <text:p text:style-name="P2">P : Possibilité d'ammélioration</text:p>
        </text:list-item>
        <text:list-item>
          <text:p text:style-name="P2">O : Explications de Florian.. pas toujours au top</text:p>
          <text:p text:style-name="P2"/>
        </text:list-item>
      </text:list>
      <text:p text:style-name="P1"/>
      <text:p text:style-name="P1">Félicien :</text:p>
      <text:list xml:id="list335438668" text:continue-numbering="true" text:style-name="L1">
        <text:list-item>
          <text:p text:style-name="P2">S : Page login et fonctionnalités ok, pull request effectué sur GitHub</text:p>
        </text:list-item>
        <text:list-item>
          <text:p text:style-name="P2">E : - </text:p>
        </text:list-item>
        <text:list-item>
          <text:p text:style-name="P2">P : Commentaires à ajouter</text:p>
        </text:list-item>
        <text:list-item>
          <text:p text:style-name="P2">O : récupérer le CSV</text:p>
          <text:p text:style-name="P2"/>
        </text:list-item>
      </text:list>
      <text:p text:style-name="P1"/>
      <text:p text:style-name="P1">Idris :</text:p>
      <text:list xml:id="list851087037" text:continue-numbering="true" text:style-name="L1">
        <text:list-item>
          <text:p text:style-name="P2">S : Flow Chart des utilisateurs OK</text:p>
        </text:list-item>
        <text:list-item>
          <text:p text:style-name="P2">E : No</text:p>
        </text:list-item>
        <text:list-item>
          <text:p text:style-name="P2">P : Le Flow Chart peut être embelli</text:p>
        </text:list-item>
        <text:list-item>
          <text:p text:style-name="P2">O : Manque de connaissance pour la version informatique</text:p>
        </text:list-item>
      </text:list>
      <text:p text:style-name="P1"/>
      <text:p text:style-name="P1"/>
      <text:p text:style-name="P1">Florian :</text:p>
      <text:list xml:id="list1218151352" text:continue-numbering="true" text:style-name="L1">
        <text:list-item>
          <text:p text:style-name="P2">S : Formulaire de SignUP ok, </text:p>
        </text:list-item>
        <text:list-item>
          <text:p text:style-name="P2">E : Le fichier CSV est écrasé à chaque nouvelle entrée</text:p>
        </text:list-item>
        <text:list-item>
          <text:p text:style-name="P2">P : </text:p>
        </text:list-item>
        <text:list-item>
          <text:p text:style-name="P2">O : comprendre la fonction fputcsv et l'appliquer</text:p>
        </text:list-item>
      </text:list>
      <text:p text:style-name="P1"/>
      <text:p text:style-name="P1"/>
      <text:p text:style-name="P3">Day 2 – Souhaits et besoins</text:p>
      <text:p text:style-name="P1"/>
      <text:p text:style-name="P1">Yasmina : aide pour le formulaire de contact (Félicien)</text:p>
      <text:p text:style-name="P1">Idris : </text:p>
      <text:p text:style-name="P1">Félicien : ;)</text:p>
      <text:p text:style-name="P1">Florian : Qu'on passe une excellente journée dans la joie et la bonne humeur</text:p>
      <text:p text:style-name="P1"/>
      <text:p text:style-name="P1"><text:span text:style-name="T1">Tâches</text:span> </text:p>
      <text:p text:style-name="P1"/>
      <text:p text:style-name="P1">Yasmina : Formulaire de contact</text:p>
      <text:p text:style-name="P1">Idris : Commencer la page private</text:p>
      <text:p text:style-name="P1">Félicien : informatisation des Flow Charts d'Idris</text:p>
      <text:p text:style-name="P1">Florian : Continuer la page SignUp</text:p>
      <text:p text:style-name="P1"/>
      <text:p text:style-name="P1">Pour tous : NE pas oublier de commenter le code</text:p>
      <text:p text:style-name="P1"/>
      <text:p text:style-name="P1">Yasmina : en rdv</text:p>
      <text:list xml:id="list1754942047" text:continue-numbering="true" text:style-name="L1">
        <text:list-item>
          <text:p text:style-name="P2">S : bonne compréhenssion</text:p>
        </text:list-item>
        <text:list-item>
          <text:p text:style-name="P2">E : -</text:p>
        </text:list-item>
        <text:list-item>
          <text:p text:style-name="P2">P : finir le form de contat demain</text:p>
        </text:list-item>
        <text:list-item>
          <text:p text:style-name="P2">O : -</text:p>
          <text:p text:style-name="P2"/>
        </text:list-item>
      </text:list>
      <text:p text:style-name="P1"/>
      <text:p text:style-name="P1">Félicien :</text:p>
      <text:list xml:id="list1405355623" text:continue-numbering="true" text:style-name="L1">
        <text:list-item>
          <text:p text:style-name="P2">S : tout est ok sauf l'envoi du mail en cas de perte du mot de passe<text:tab/></text:p>
        </text:list-item>
        <text:list-item>
          <text:p text:style-name="P2">E : les mail ne sont pas envoyés</text:p>
        </text:list-item>
        <text:list-item>
          <text:p text:style-name="P2">P : -</text:p>
        </text:list-item>
        <text:list-item>
          <text:p text:style-name="P2">O : mail via docker</text:p>
          <text:p text:style-name="P2"/>
        </text:list-item>
      </text:list>
      <text:p text:style-name="P1"/>
      <text:p text:style-name="P1">Idris :</text:p>
      <text:list xml:id="list586395439" text:continue-numbering="true" text:style-name="L1">
        <text:list-item>
          <text:p text:style-name="P2">S : le travaille avance</text:p>
        </text:list-item>
        <text:list-item>
          <text:p text:style-name="P2">E : -</text:p>
        </text:list-item>
        <text:list-item>
          <text:p text:style-name="P2">P : finaliser la page privée (bootstrap) et oter la 1ere ligne “for each”</text:p>
        </text:list-item>
        <text:list-item>
          <text:p text:style-name="P2">O : PHP quesaco ?</text:p>
        </text:list-item>
      </text:list>
      <text:p text:style-name="P1"/>
      <text:p text:style-name="P1"><text:soft-page-break/></text:p>
      <text:p text:style-name="P1">Florian :</text:p>
      <text:list xml:id="list992898042" text:continue-numbering="true" text:style-name="L1">
        <text:list-item>
          <text:p text:style-name="P2">S : check format mail et password ok</text:p>
        </text:list-item>
        <text:list-item>
          <text:p text:style-name="P2">E : check si deja inscrit NOK</text:p>
        </text:list-item>
        <text:list-item>
          <text:p text:style-name="P2">P : finir tout ça</text:p>
        </text:list-item>
        <text:list-item>
          <text:p text:style-name="P2">O : le code se ralonge... Vue d'ensemble n'est plus là</text:p>
        </text:list-item>
      </text:list>
      <text:p text:style-name="P1"/>
      <text:p text:style-name="P1"/>
      <text:p text:style-name="P1"/>
      <text:p text:style-name="P1"/>
      <text:p text:style-name="P1"/>
      <text:p text:style-name="P1">Bonus : Corriger le Footer</text:p>
      <text:p text:style-name="P1"/>
      <text:p text:style-name="P1">Présentation HTM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Andco</meta:initial-creator>
    <meta:creation-date>2023-03-28T11:00:20</meta:creation-date>
    <dc:date>2023-03-29T17:12:27</dc:date>
    <dc:creator>Flo Andco</dc:creator>
    <meta:editing-duration>PT8H52M33S</meta:editing-duration>
    <meta:editing-cycles>2</meta:editing-cycles>
    <meta:generator>OpenOffice/4.1.13$Unix OpenOffice.org_project/4113m1$Build-9810</meta:generator>
    <meta:document-statistic meta:table-count="0" meta:image-count="0" meta:object-count="0" meta:page-count="2" meta:paragraph-count="54" meta:word-count="343" meta:character-count="1517"/>
  </office:meta>
</office:document-meta>
</file>